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fc0c632"/>
    </style:style>
    <style:style style:name="P63" style:family="paragraph" style:parent-style-name="Standard">
      <style:text-properties officeooo:paragraph-rsid="0fc21b80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db91b2"/>
    </style:style>
    <style:style style:name="P67" style:family="paragraph" style:parent-style-name="Standard">
      <style:text-properties officeooo:rsid="0dde9a1c" officeooo:paragraph-rsid="0fdc081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9" style:family="paragraph" style:parent-style-name="Standard">
      <style:text-properties officeooo:paragraph-rsid="0fc35f88"/>
    </style:style>
    <style:style style:name="P70" style:family="paragraph" style:parent-style-name="Standard">
      <style:text-properties officeooo:paragraph-rsid="0fc8b815"/>
    </style:style>
    <style:style style:name="P71" style:family="paragraph" style:parent-style-name="Standard">
      <style:text-properties officeooo:paragraph-rsid="0fce858d"/>
    </style:style>
    <style:style style:name="P72" style:family="paragraph" style:parent-style-name="Standard">
      <style:text-properties officeooo:paragraph-rsid="0f4adb30"/>
    </style:style>
    <style:style style:name="P73" style:family="paragraph" style:parent-style-name="Standard">
      <style:text-properties officeooo:paragraph-rsid="0fd0b68a"/>
    </style:style>
    <style:style style:name="P74" style:family="paragraph" style:parent-style-name="Standard">
      <style:text-properties officeooo:paragraph-rsid="0fdc0816"/>
    </style:style>
    <style:style style:name="P75" style:family="paragraph" style:parent-style-name="Standard">
      <style:text-properties officeooo:paragraph-rsid="0fd655f2"/>
    </style:style>
    <style:style style:name="P76" style:family="paragraph" style:parent-style-name="Standard">
      <style:text-properties officeooo:paragraph-rsid="0ff397b4"/>
    </style:style>
    <style:style style:name="P77" style:family="paragraph" style:parent-style-name="Standard">
      <style:text-properties officeooo:paragraph-rsid="0ff3c339"/>
    </style:style>
    <style:style style:name="P78" style:family="paragraph" style:parent-style-name="Standard">
      <style:text-properties officeooo:paragraph-rsid="0ff658a1"/>
    </style:style>
    <style:style style:name="P79" style:family="paragraph" style:parent-style-name="Standard">
      <style:paragraph-properties fo:text-align="center" style:justify-single-word="false"/>
      <style:text-properties officeooo:paragraph-rsid="0cc50ec9"/>
    </style:style>
    <style:style style:name="P80" style:family="paragraph" style:parent-style-name="Standard">
      <style:paragraph-properties fo:text-align="center" style:justify-single-word="false"/>
      <style:text-properties officeooo:paragraph-rsid="0c8b5238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e03342d"/>
    </style:style>
    <style:style style:name="P83" style:family="paragraph" style:parent-style-name="Standard">
      <style:paragraph-properties fo:text-align="center" style:justify-single-word="false"/>
      <style:text-properties officeooo:paragraph-rsid="0d8c21b9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e38fc62"/>
    </style:style>
    <style:style style:name="P86" style:family="paragraph" style:parent-style-name="Standard">
      <style:paragraph-properties fo:text-align="center" style:justify-single-word="false"/>
      <style:text-properties officeooo:paragraph-rsid="0e82f1b0"/>
    </style:style>
    <style:style style:name="P87" style:family="paragraph" style:parent-style-name="Standard">
      <style:paragraph-properties fo:text-align="center" style:justify-single-word="false"/>
      <style:text-properties officeooo:paragraph-rsid="1032d702"/>
    </style:style>
    <style:style style:name="P88" style:family="paragraph" style:parent-style-name="Standard">
      <style:paragraph-properties fo:text-align="center" style:justify-single-word="false"/>
      <style:text-properties officeooo:paragraph-rsid="0fd58c4e"/>
    </style:style>
    <style:style style:name="P89" style:family="paragraph" style:parent-style-name="Standard">
      <style:paragraph-properties fo:text-align="center" style:justify-single-word="false"/>
      <style:text-properties officeooo:paragraph-rsid="0e0bda5c"/>
    </style:style>
    <style:style style:name="P90" style:family="paragraph" style:parent-style-name="Standard">
      <style:paragraph-properties fo:text-align="center" style:justify-single-word="false"/>
      <style:text-properties officeooo:paragraph-rsid="10178c94"/>
    </style:style>
    <style:style style:name="P91" style:family="paragraph" style:parent-style-name="Standard">
      <style:paragraph-properties fo:text-align="center" style:justify-single-word="false"/>
      <style:text-properties officeooo:paragraph-rsid="1035cc54"/>
    </style:style>
    <style:style style:name="P92" style:family="paragraph" style:parent-style-name="Standard">
      <style:text-properties officeooo:paragraph-rsid="1018685d"/>
    </style:style>
    <style:style style:name="P93" style:family="paragraph" style:parent-style-name="Standard">
      <style:text-properties officeooo:rsid="1035cc54" officeooo:paragraph-rsid="1035cc54"/>
    </style:style>
    <style:style style:name="P94" style:family="paragraph" style:parent-style-name="Standard">
      <style:text-properties officeooo:paragraph-rsid="10435a16"/>
    </style:style>
    <style:style style:name="P95" style:family="paragraph" style:parent-style-name="Standard">
      <style:text-properties officeooo:rsid="10048e31" officeooo:paragraph-rsid="104e2670"/>
    </style:style>
    <style:style style:name="P96" style:family="paragraph" style:parent-style-name="Footnote">
      <style:text-properties officeooo:paragraph-rsid="106e520e"/>
    </style:style>
    <style:style style:name="P97" style:family="paragraph" style:parent-style-name="Footnote">
      <style:text-properties officeooo:paragraph-rsid="10762a52" fo:background-color="transparent"/>
    </style:style>
    <style:style style:name="P98" style:family="paragraph" style:parent-style-name="Standard">
      <style:text-properties officeooo:paragraph-rsid="1077d862"/>
    </style:style>
    <style:style style:name="P99" style:family="paragraph" style:parent-style-name="Standard">
      <style:text-properties officeooo:paragraph-rsid="107dbf6a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1" style:family="paragraph" style:parent-style-name="Standard" style:list-style-name="L1">
      <style:paragraph-properties fo:break-before="page"/>
      <style:text-properties officeooo:paragraph-rsid="0fd655f2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5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5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font-size="10pt" style:font-size-asian="10pt" style:font-size-complex="10pt"/>
    </style:style>
    <style:style style:name="T25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0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1" style:family="text">
      <style:text-properties style:text-line-through-style="none" style:text-line-through-type="none" style:font-name="Liberation Sans" style:text-underline-style="none" officeooo:rsid="0673d7fc"/>
    </style:style>
    <style:style style:name="T272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4" style:family="text">
      <style:text-properties style:text-line-through-style="none" style:text-line-through-type="none" style:font-name="Liberation Sans" style:text-underline-style="none" officeooo:rsid="0b0f3a36"/>
    </style:style>
    <style:style style:name="T275" style:family="text">
      <style:text-properties fo:language="en" fo:country="GB"/>
    </style:style>
    <style:style style:name="T27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7" style:family="text">
      <style:text-properties fo:language="en" fo:country="GB" officeooo:rsid="0f28d107"/>
    </style:style>
    <style:style style:name="T27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language="en" fo:country="GB" officeooo:rsid="0fed6741"/>
    </style:style>
    <style:style style:name="T280" style:family="text">
      <style:text-properties style:font-name="Liberation Mono" fo:font-size="11pt" style:font-size-asian="11pt" style:font-size-complex="11pt"/>
    </style:style>
    <style:style style:name="T281" style:family="text">
      <style:text-properties style:font-name="Liberation Mono" fo:font-size="8pt" style:font-size-asian="8pt" style:font-size-complex="8pt" loext:padding="0.049cm" loext:border="0.31pt solid #000000"/>
    </style:style>
    <style:style style:name="T28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3" style:family="text">
      <style:text-properties officeooo:rsid="102b859b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officeooo:rsid="1035cc54" style:font-weight-asian="bold" style:font-weight-complex="bold"/>
    </style:style>
    <style:style style:name="T286" style:family="text">
      <style:text-properties fo:font-weight="bold" officeooo:rsid="103b85c2" style:font-weight-asian="bold" style:font-weight-complex="bold"/>
    </style:style>
    <style:style style:name="T287" style:family="text">
      <style:text-properties officeooo:rsid="1035cc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0"><text:span text:style-name="Strong_20_Emphasis"><text:span text:style-name="T166">Checklist for installing</text:span></text:span><text:span text:style-name="T203"> 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T204"><text:s/></text:span><text:span text:style-name="T207">LTS</text:span><text:span text:style-name="T205"><text:note text:id="ftn1" text:note-class="footnote"><text:note-citation>1</text:note-citation><text:note-body><text:p text:style-name="P37"><text:span text:style-name="T190">L</text:span><text:span text:style-name="T191">TS stands for Long-Term Support, and this </text:span><text:span text:style-name="T198">June</text:span><text:span text:style-name="T192"> </text:span><text:span text:style-name="Strong_20_Emphasis"><text:span text:style-name="T108"><text:user-field-get text:name="Releaseyear">2023</text:user-field-get></text:span></text:span><text:span text:style-name="T194"><text:s/></text:span><text:span text:style-name="T199"><text:user-field-get text:name="Distro">Debian</text:user-field-get></text:span><text:span text:style-name="T200"><text:s/></text:span><text:span text:style-name="T200"><text:user-field-get text:name="Version">12</text:user-field-get></text:span><text:span text:style-name="T200"><text:s/></text:span><text:span text:style-name="T202">LTS</text:span><text:span text:style-name="T192"> </text:span><text:span text:style-name="T201"><text:user-field-get text:name="Edition">Desktop</text:user-field-get></text:span><text:span text:style-name="T192"><text:s/></text:span><text:span text:style-name="T193">(</text:span><text:span text:style-name="T191">codenamed</text:span><text:span text:style-name="T193"> </text:span><text:span text:style-name="T197">bookworm</text:span><text:span text:style-name="T193">) </text:span><text:span text:style-name="T191">will be </text:span><text:span text:style-name="T196">supported</text:span><text:span text:style-name="T191"> for five years until </text:span><text:span text:style-name="T198">June</text:span><text:span text:style-name="T192"> </text:span><text:span text:style-name="T190">202</text:span><text:span text:style-name="T198">8</text:span><text:span text:style-name="T195">.</text:span></text:p></text:note-body></text:note></text:span><text:span text:style-name="T206"> </text:span><text:span text:style-name="T206"><text:user-field-get text:name="Edition">Desktop</text:user-field-get></text:span><text:span text:style-name="T210">.</text:span></text:p>
      <text:p text:style-name="P56"/>
      <text:p text:style-name="P54"><text:span text:style-name="T18">Fill in the </text:span><text:span text:style-name="Strong_20_Emphasis"><text:span text:style-name="T262"><text:s/></text:span></text:span><text:span text:style-name="Strong_20_Emphasis"><text:span text:style-name="T263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9"><text:span text:style-name="Definition"><text:span text:style-name="T276">user</text:span></text:span><text:span text:style-name="T220"><text:tab/><text:tab/></text:span><text:span text:style-name="T219"> <text:tab/><text:tab/><text:tab/> </text:span><text:span text:style-name="T221"><draw:control text:anchor-type="as-char" svg:y="-0.4cm" draw:z-index="19" draw:name="Gebruiker 1" draw:style-name="gr2" draw:text-style-name="P106" svg:width="6.4cm" svg:height="0.6cm" draw:control="control20"><svg:title>Gebruiker</svg:title><svg:desc>Volledige naam, bijv. Jan Stek</svg:desc></draw:control></text:span><text:span text:style-name="T221"><text:s text:c="2"/></text:span><text:span text:style-name="T222">[</text:span><text:span text:style-name="T227">F</text:span><text:span text:style-name="T228">ull </text:span><text:span text:style-name="T214">na</text:span><text:span text:style-name="T215">me,</text:span><text:span text:style-name="T214"> </text:span><text:span text:style-name="T215">e.g.</text:span><text:span text:style-name="T214"> </text:span><text:span text:style-name="T216">J</text:span><text:span text:style-name="T231">oh</text:span><text:span text:style-name="T216">n </text:span><text:span text:style-name="T218">Doe</text:span><text:span text:style-name="T230">]</text:span></text:p>
      <text:p text:style-name="P98"><text:span text:style-name="Definition"><text:span text:style-name="T213">USER</text:span></text:span><text:span text:style-name="Definition"><text:span text:style-name="T275">na</text:span></text:span><text:span text:style-name="Definition"><text:span text:style-name="T277">me</text:span></text:span><text:span text:style-name="T212"><text:tab/><text:tab/><text:tab/> </text:span><text:span text:style-name="T212"><draw:control text:anchor-type="as-char" svg:y="-0.4cm" draw:z-index="20" draw:name="Gberuikersnaam 2" draw:style-name="gr2" draw:text-style-name="P106" svg:width="6.4cm" svg:height="0.6cm" draw:control="control21"><svg:title>Gebruikersnaam</svg:title><svg:desc>Korte naam, bijv. jan</svg:desc></draw:control></text:span><text:span text:style-name="T212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67">j</text:span><text:span text:style-name="T169">oh</text:span><text:span text:style-name="T167">n</text:span><text:span text:style-name="T168">]</text:span></text:p>
      <text:p text:style-name="P59"><text:span text:style-name="Definition"><text:span text:style-name="T275">COMPUTERNA</text:span></text:span><text:span text:style-name="Definition"><text:span text:style-name="T277">me</text:span></text:span><text:span text:style-name="T232"><text:tab/> </text:span><text:span text:style-name="T275"><draw:control text:anchor-type="as-char" svg:y="-0.4cm" draw:z-index="21" draw:name="Computernaam 1" draw:style-name="gr2" draw:text-style-name="P106" svg:width="6.4cm" svg:height="0.6cm" draw:control="control22"><svg:title>Computernaam</svg:title><svg:desc>Unieke naam van de computer</svg:desc></draw:control></text:span><text:span text:style-name="T275"><text:s text:c="2"/></text:span><text:span text:style-name="T235">[</text:span><text:span text:style-name="T239">N</text:span><text:span text:style-name="T233">a</text:span><text:span text:style-name="T236">me of the</text:span><text:span text:style-name="T233"> compute</text:span><text:span text:style-name="T234">r, </text:span><text:span text:style-name="T236">e.g.</text:span><text:span text:style-name="T237"> </text:span><text:span text:style-name="T238">pc02</text:span><text:span text:style-name="T235">]</text:span></text:p>
      <text:p text:style-name="P59"><text:span text:style-name="Definition"><text:span text:style-name="T241">USER</text:span></text:span><text:span text:style-name="T240"><text:tab/><text:tab/></text:span><text:span text:style-name="T219"> <text:tab/><text:tab/><text:tab/> </text:span><text:span text:style-name="T221"><draw:control text:anchor-type="as-char" svg:y="-0.4cm" draw:z-index="22" draw:name="Gebruiker 2" draw:style-name="gr2" draw:text-style-name="P106" svg:width="6.4cm" svg:height="0.6cm" draw:control="control23"><svg:title>Gebruiker</svg:title><svg:desc>Volledige naam, bijv. Jan Stek</svg:desc></draw:control></text:span><text:span text:style-name="T221"><text:s text:c="2"/></text:span><text:span text:style-name="T222">[</text:span><text:span text:style-name="T227">F</text:span><text:span text:style-name="T223">ull </text:span><text:span text:style-name="T224">na</text:span><text:span text:style-name="T225">me</text:span><text:span text:style-name="T224"> possibly </text:span><text:span text:style-name="T229">2</text:span><text:span text:style-name="T254">nd</text:span><text:span text:style-name="T229"> </text:span><text:span text:style-name="T226">user</text:span><text:span text:style-name="T217">]</text:span></text:p>
      <text:p text:style-name="P98"><text:span text:style-name="Definition"><text:span text:style-name="T241">USERN</text:span></text:span><text:span text:style-name="Definition"><text:span text:style-name="T242">a</text:span></text:span><text:span text:style-name="Definition"><text:span text:style-name="T243">me</text:span></text:span><text:span text:style-name="Definition"><text:span text:style-name="T248"><text:tab/><text:tab/><text:tab/> </text:span></text:span><text:span text:style-name="T248"><draw:control text:anchor-type="as-char" svg:y="-0.4cm" draw:z-index="23" draw:name="Gberuikersnaam 1" draw:style-name="gr2" draw:text-style-name="P106" svg:width="6.4cm" svg:height="0.6cm" draw:control="control24"><svg:title>Gebruikersnaam</svg:title><svg:desc>Korte naam, bijv. jan</svg:desc></draw:control></text:span><text:span text:style-name="T248"><text:s text:c="2"/></text:span><text:span text:style-name="T245">[</text:span><text:span text:style-name="T247">U</text:span><text:span text:style-name="T246">ser</text:span><text:span text:style-name="T244"> </text:span><text:span text:style-name="T250">na</text:span><text:span text:style-name="T251">me</text:span><text:span text:style-name="T250"> possibly </text:span><text:span text:style-name="T253">2</text:span><text:span text:style-name="T255">nd</text:span><text:span text:style-name="T253"> </text:span><text:span text:style-name="T252">user</text:span><text:span text:style-name="T249">]</text:span></text:p>
      <text:p text:style-name="P59"><text:span text:style-name="T170">Replace the </text:span><text:span text:style-name="T182">underlined</text:span><text:span text:style-name="T170"> words in this checklist with those in the </text:span><text:span text:style-name="Strong_20_Emphasis"><text:span text:style-name="T40">te</text:span></text:span><text:span text:style-name="Strong_20_Emphasis"><text:span text:style-name="T56">x</text:span></text:span><text:span text:style-name="Strong_20_Emphasis"><text:span text:style-name="T40">t </text:span></text:span><text:span text:style-name="Strong_20_Emphasis"><text:span text:style-name="T56">box</text:span></text:span><text:span text:style-name="T170">.</text:span></text:p>
      <text:p text:style-name="P7"/>
      <text:p text:style-name="P7"/>
      <text:p text:style-name="P58"><text:span text:style-name="T178">Not yet on Linux?</text:span><text:span text:style-name="T171"><text:tab/></text:span><text:span text:style-name="T176"><text:tab/></text:span><text:span text:style-name="T177">Use</text:span><text:span text:style-name="T172"> </text:span><text:span text:style-name="Strong_20_Emphasis"><text:span text:style-name="T180">Checklist </text:span></text:span><text:span text:style-name="Strong_20_Emphasis"><text:span text:style-name="T181">transfer</text:span></text:span><text:span text:style-name="T172"> o</text:span><text:span text:style-name="T175">n</text:span><text:span text:style-name="T172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3"> </text:span><text:span text:style-name="T175">u</text:span><text:span text:style-name="T173">nder </text:span><text:span text:style-name="T179">Linux</text:span><text:span text:style-name="T174">.</text:span></text:p>
      <text:p text:style-name="P53"><text:span text:style-name="T269">New installation?</text:span><text:span text:style-name="T271"><text:tab/></text:span><text:span text:style-name="T272"></text:span><text:span text:style-name="T273"><text:tab/>Start at chapter </text:span><text:span text:style-name="T270"><text:bookmark-ref text:reference-format="page" text:ref-name="__RefNumPara__4009_12717081281">2</text:bookmark-ref></text:span><text:span text:style-name="T270"><text:s text:c="2"/></text:span><text:span text:style-name="T270"><text:bookmark-ref text:reference-format="text" text:ref-name="__RefNumPara__4009_12717081281">Perform installation</text:bookmark-ref></text:span><text:span text:style-name="T274">.</text:span></text:p>
      <text:p text:style-name="P55"/>
      <text:p text:style-name="P57"><text:span text:style-name="Strong_20_Emphasis"><text:span text:style-name="T31"/></text:span></text:p>
      <text:list xml:id="list3633031654" text:style-name="L1">
        <text:list-item>
          <text:p text:style-name="P102"><text:bookmark-start text:name="__RefNumPara__4083_1271708128"/>Prepar<text:span text:style-name="T283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0"><draw:control text:anchor-type="as-char" draw:z-index="0" draw:name="Vorm3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0"><draw:control text:anchor-type="as-char" draw:z-index="13" draw:name="Vorm 5" draw:style-name="gr1" draw:text-style-name="P105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47"><text:span text:style-name="User_20_Entry"><text:span text:style-name="T112">Login any additional </text:span></text:span><text:span text:style-name="Definition"><text:span text:style-name="T258">USER</text:span></text:span><text:span text:style-name="User_20_Entry"><text:span text:style-name="T113">s</text:span></text:span><text:span text:style-name="User_20_Entry"><text:span text:style-name="T115">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0"><draw:control text:anchor-type="as-char" draw:z-index="6" draw:name="Vorm4" draw:style-name="gr1" draw:text-style-name="P10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41">Install </text:span></text:span><text:span text:style-name="Strong_20_Emphasis"><text:span text:style-name="T68">Debian-</text:span></text:span><text:span text:style-name="Strong_20_Emphasis"><text:span text:style-name="T43">pa</text:span></text:span><text:span text:style-name="Strong_20_Emphasis"><text:span text:style-name="T57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4" office:value-type="string">
            <text:p text:style-name="P92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49"> </text:span></text:span><text:span text:style-name="Strong_20_Emphasis"><text:span text:style-name="T66">(p</text:span></text:span><text:span text:style-name="Strong_20_Emphasis"><text:span text:style-name="T43">ress the </text:span></text:span><text:span text:style-name="Strong_20_Emphasis"><text:span text:style-name="T144">Super</text:span></text:span><text:span text:style-name="Strong_20_Emphasis"><text:span text:style-name="T39"> </text:span></text:span><text:span text:style-name="Strong_20_Emphasis"><text:span text:style-name="T58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81">Super</text:span> key is the Windows key, Command key (Apple), or Magnifier key<text:span text:style-name="T187"> </text:span><text:span text:style-name="T188">(Chromebook)</text:span><text:span text:style-name="T187">.</text:span></text:p></text:note-body></text:note></text:span></text:span><text:span text:style-name="Strong_20_Emphasis"><text:span text:style-name="T59"> </text:span></text:span><text:span text:style-name="Strong_20_Emphasis"><text:span text:style-name="T67">if</text:span></text:span><text:span text:style-name="Strong_20_Emphasis"><text:span text:style-name="T66"> needed) a</text:span></text:span><text:span text:style-name="Strong_20_Emphasis"><text:span text:style-name="T59">nd click the </text:span></text:span><text:span text:style-name="Strong_20_Emphasis"><text:span text:style-name="T82">Terminal</text:span></text:span><text:span text:style-name="Strong_20_Emphasis"><text:span text:style-name="T59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1"/></text:span></text:p>
          </table:table-cell>
          <table:table-cell table:style-name="_31_._5f_Installatie_5f_voorbereiden.D5" office:value-type="string">
            <text:p text:style-name="P63"><text:span text:style-name="Strong_20_Emphasis"><text:span text:style-name="T44">Type these t</text:span></text:span><text:span text:style-name="Strong_20_Emphasis"><text:span text:style-name="T60">hree</text:span></text:span><text:span text:style-name="Strong_20_Emphasis"><text:span text:style-name="T44"> commands, each followed by the</text:span></text:span><text:span text:style-name="Strong_20_Emphasis"><text:span text:style-name="T49"> </text:span></text:span><text:span text:style-name="Strong_20_Emphasis"><text:span text:style-name="T145">Enter</text:span></text:span><text:span text:style-name="Strong_20_Emphasis"><text:span text:style-name="T44"> key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6" office:value-type="string">
            <text:p text:style-name="P76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7" office:value-type="string">
            <text:p text:style-name="P76"><text:span text:style-name="User_20_Entry"><text:span text:style-name="T122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8" office:value-type="string">
            <text:p text:style-name="P76"><text:span text:style-name="User_20_Entry"><text:span text:style-name="T122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4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0"><draw:control text:anchor-type="as-char" draw:z-index="1" draw:name="Vorm6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0"><draw:control text:anchor-type="as-char" draw:z-index="14" draw:name="Vorm 7" draw:style-name="gr1" draw:text-style-name="P105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69"><text:span text:style-name="Strong_20_Emphasis"><text:span text:style-name="T45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2"><text:span text:style-name="Strong_20_Emphasis"><text:span text:style-name="T66">T</text:span></text:span><text:span text:style-name="Strong_20_Emphasis"><text:span text:style-name="T45">ype </text:span></text:span><text:span text:style-name="Strong_20_Emphasis"><text:span text:style-name="T84">menu</text:span></text:span><text:span text:style-name="Strong_20_Emphasis"><text:span text:style-name="T45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26">4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45">and click the </text:span></text:span><text:span text:style-name="Strong_20_Emphasis"><text:span text:style-name="T123">Install</text:span></text:span><text:span text:style-name="Strong_20_Emphasis"><text:span text:style-name="T124">ation</text:span></text:span><text:span text:style-name="Strong_20_Emphasis"><text:span text:style-name="T123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41"/></text:span></text:p>
          </table:table-cell>
          <table:table-cell table:style-name="_31_._5f_Installatie_5f_voorbereiden.D13" office:value-type="string">
            <text:p text:style-name="P69"><text:span text:style-name="Strong_20_Emphasis"><text:span text:style-name="T51">Select </text:span></text:span><text:span text:style-name="Strong_20_Emphasis"><text:span text:style-name="T85">1 <text:s/>Prepar</text:span></text:span><text:span text:style-name="Strong_20_Emphasis"><text:span text:style-name="T88">e </text:span></text:span><text:span text:style-name="Strong_20_Emphasis"><text:span text:style-name="T85">installation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4" office:value-type="string">
            <text:p text:style-name="P66"><text:span text:style-name="Strong_20_Emphasis"><text:span text:style-name="T50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85310423296302" text:continue-numbering="true" text:style-name="L1">
        <text:list-item>
          <text:p text:style-name="P101"><text:bookmark-start text:name="__RefNumPara__4009_12717081281"/><text:span text:style-name="Strong_20_Emphasis"><text:span text:style-name="T183">Perform installation</text:span></text:span><text:bookmark-end text:name="__RefNumPara__4009_12717081281"/></text:p>
        </text:list-item>
      </text:list>
      <text:p text:style-name="P75"><text:span text:style-name="Strong_20_Emphasis"><text:span text:style-name="T18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0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184">Boot the computer from</text:span><text:span text:style-name="T186"><text:note text:id="ftn5" text:note-class="footnote"><text:note-citation>1</text:note-citation><text:note-body><text:p text:style-name="P97"><text:span text:style-name="T116">Boot menu/Setup via one of the </text:span><text:span text:style-name="T117">f</text:span><text:span text:style-name="T116">requently used keys:</text:span> <text:span text:style-name="T282">Esc</text:span><text:span text:style-name="T275">, </text:span><text:span text:style-name="T282">Delete</text:span><text:span text:style-name="T275">, </text:span><text:span text:style-name="T282">F1</text:span><text:span text:style-name="T275">, </text:span><text:span text:style-name="T282">F2</text:span><text:span text:style-name="T275">, </text:span><text:span text:style-name="T282">F9</text:span><text:span text:style-name="T275">, </text:span><text:span text:style-name="T282">F10</text:span><text:span text:style-name="T275">, </text:span><text:span text:style-name="T282">F11</text:span><text:span text:style-name="T275">, </text:span><text:span text:style-name="T279">or </text:span><text:span text:style-name="T282">F12</text:span><text:span text:style-name="T275">.</text:span></text:p></text:note-body></text:note></text:span><text:span text:style-name="T184"> an </text:span><text:span text:style-name="T159"><text:user-field-get text:name="Distro">Debian</text:user-field-get></text:span><text:span text:style-name="T160"><text:s/></text:span><text:span text:style-name="T160"><text:user-field-get text:name="Version">12</text:user-field-get></text:span><text:span text:style-name="T160"><text:s/></text:span><text:span text:style-name="T165">LTS</text:span><text:span text:style-name="Strong_20_Emphasis"><text:span text:style-name="T161"> </text:span></text:span><text:span text:style-name="Strong_20_Emphasis"><text:span text:style-name="T163"><text:user-field-get text:name="Edition">Desktop</text:user-field-get></text:span></text:span><text:span text:style-name="Strong_20_Emphasis"><text:span text:style-name="T163"><text:s/></text:span></text:span><text:span text:style-name="T185">Live</text:span><text:span text:style-name="T99"><text:note text:id="ftn6" text:note-class="footnote"><text:note-citation>2</text:note-citation><text:note-body><text:p text:style-name="P8"><text:span text:style-name="T256">From a Live USB stick you can boot and work with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6">without modifying any files on the hard drive and also allows installation of </text:span><text:span text:style-name="Strong_20_Emphasis"><text:span text:style-name="T189"><text:user-field-get text:name="Distro">Debian</text:user-field-get></text:span></text:span><text:span text:style-name="Strong_20_Emphasis"><text:span text:style-name="T189">.</text:span></text:span></text:p></text:note-body></text:note></text:span><text:span text:style-name="T98"> USB stick</text:span><text:span text:style-name="T100"><text:note text:id="ftn7" text:note-class="footnote"><text:note-citation>3</text:note-citation><text:note-body><text:p text:style-name="P96"><text:span text:style-name="Strong_20_Emphasis"><text:span text:style-name="T110">Create a bootable USB stick:<text:line-break/>Download a CD image file (.iso) from</text:span></text:span><text:span text:style-name="Strong_20_Emphasis"><text:span text:style-name="T109"> </text:span></text:span><text:a xlink:type="simple" xlink:href="https://www.debian.org/" text:style-name="Internet_20_link" text:visited-style-name="Visited_20_Internet_20_Link"><text:span text:style-name="Strong_20_Emphasis"><text:span text:style-name="T259">debian.org</text:span></text:span></text:a><text:span text:style-name="Strong_20_Emphasis"><text:span text:style-name="T109">, </text:span></text:span><text:span text:style-name="Strong_20_Emphasis"><text:span text:style-name="T111">click </text:span></text:span><text:span text:style-name="Strong_20_Emphasis"><text:span text:style-name="T114">Other downloads</text:span></text:span><text:span text:style-name="Strong_20_Emphasis"><text:span text:style-name="T111"> (under Downloads) and then click </text:span></text:span><text:span text:style-name="Strong_20_Emphasis"><text:span text:style-name="T114">Live Gnome</text:span></text:span><text:span text:style-name="Strong_20_Emphasis"><text:span text:style-name="T111"> (under Try </text:span></text:span><text:span text:style-name="Strong_20_Emphasis"><text:span text:style-name="T111"><text:user-field-get text:name="Distro">Debian</text:user-field-get></text:span></text:span><text:span text:style-name="Strong_20_Emphasis"><text:span text:style-name="T111"><text:s/>live before installing).</text:span></text:span><text:span text:style-name="Strong_20_Emphasis"><text:span text:style-name="T110"><text:line-break/></text:span></text:span><text:span text:style-name="Strong_20_Emphasis"><text:span text:style-name="T118">The next steps are described in </text:span></text:span><text:span text:style-name="Strong_20_Emphasis"><text:span text:style-name="T119">Linux informati</text:span></text:span><text:span text:style-name="Strong_20_Emphasis"><text:span text:style-name="T120">on</text:span></text:span><text:span text:style-name="Strong_20_Emphasis"><text:span text:style-name="T11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0">karelzimmer.nl</text:span></text:span></text:a><text:span text:style-name="Strong_20_Emphasis"><text:span text:style-name="T118">, under </text:span></text:span><text:span text:style-name="Strong_20_Emphasis"><text:span text:style-name="T119">Linux</text:span></text:span><text:span text:style-name="Strong_20_Emphasis"><text:span text:style-name="T118">.</text:span></text:span></text:p></text:note-body></text:note></text:span><text:span text:style-name="T101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2">Select </text:span></text:span><text:span text:style-name="Strong_20_Emphasis"><text:span text:style-name="T106">Live </text:span></text:span><text:span text:style-name="Strong_20_Emphasis"><text:span text:style-name="T107">system (amd64)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7"><text:span text:style-name="Strong_20_Emphasis"><text:span text:style-name="T70"><draw:control text:anchor-type="as-char" draw:z-index="15" draw:name="Vorm4_ 1" draw:style-name="gr1" draw:text-style-name="P10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4"><text:span text:style-name="Strong_20_Emphasis"><text:span text:style-name="T132">Follow the instructions on the </text:span></text:span><text:span text:style-name="Strong_20_Emphasis"><text:span text:style-name="T133">welcome screens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70"><draw:control text:anchor-type="as-char" draw:z-index="8" draw:name="Vorm13_1" draw:style-name="gr1" draw:text-style-name="P105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29">Start the installation by clicking </text:span></text:span><text:span text:style-name="Strong_20_Emphasis"><text:span text:style-name="T89">Activities</text:span></text:span><text:span text:style-name="Strong_20_Emphasis"><text:span text:style-name="T29"> and clicking </text:span></text:span><text:span text:style-name="Strong_20_Emphasis"><text:span text:style-name="T89">Install Debian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7" office:value-type="string">
            <text:p text:style-name="P95">When prompted for a password, type '<text:span text:style-name="T280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6">Follow the instructions on the </text:span></text:span><text:span text:style-name="Strong_20_Emphasis"><text:span text:style-name="T137">installation</text:span></text:span><text:span text:style-name="Strong_20_Emphasis"><text:span text:style-name="T138"> screen</text:span></text:span><text:span text:style-name="Strong_20_Emphasis"><text:span text:style-name="T136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91"><text:span text:style-name="Strong_20_Emphasis"><text:span text:style-name="T103"><draw:control text:anchor-type="as-char" draw:z-index="18" draw:name="Vorm13_ 1" draw:style-name="gr1" draw:text-style-name="P105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3">At <text:span text:style-name="T284">Location</text:span>: 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0"><text:span text:style-name="Strong_20_Emphasis"><text:span text:style-name="T103"/></text:span></text:p>
          </table:table-cell>
          <table:table-cell table:style-name="_32_._5f_Installatie_5f_uitvoeren.C10" office:value-type="string">
            <text:p text:style-name="P31"><text:span text:style-name="T287">At</text:span> <text:span text:style-name="T284">Regio</text:span><text:span text:style-name="T286">n</text:span> <text:span text:style-name="T287">choose</text:span> <text:span text:style-name="T284">Europ</text:span><text:span text:style-name="T285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0"><draw:control text:anchor-type="as-char" draw:z-index="3" draw:name="Vorm13" draw:style-name="gr1" draw:text-style-name="P105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0"><text:span text:style-name="Strong_20_Emphasis"><text:span text:style-name="T72">At </text:span></text:span><text:span text:style-name="Strong_20_Emphasis"><text:span text:style-name="T91">Us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5" office:value-type="string">
            <text:p text:style-name="P78"><text:span text:style-name="Strong_20_Emphasis"><text:span text:style-name="T78">E</text:span></text:span><text:span text:style-name="Strong_20_Emphasis"><text:span text:style-name="T71">nter </text:span></text:span><text:span text:style-name="Strong_20_Emphasis"><text:span text:style-name="T91">What is your name</text:span></text:span><text:span text:style-name="Strong_20_Emphasis"><text:span text:style-name="T90"> </text:span></text:span><text:span text:style-name="Definition"><text:span text:style-name="T12">USER</text:span></text:span><text:span text:style-name="Strong_20_Emphasis"><text:span text:style-name="T75">, <text:line-break/></text:span></text:span><text:span text:style-name="Strong_20_Emphasis"><text:span text:style-name="T95">What name do you want to use to log in</text:span></text:span><text:span text:style-name="Strong_20_Emphasis"><text:span text:style-name="T76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6">,<text:line-break/></text:span></text:span><text:span text:style-name="Strong_20_Emphasis"><text:span text:style-name="T96">What is the na</text:span></text:span><text:span text:style-name="Strong_20_Emphasis"><text:span text:style-name="T95">me of </text:span></text:span><text:span text:style-name="Strong_20_Emphasis"><text:span text:style-name="T97">this</text:span></text:span><text:span text:style-name="Strong_20_Emphasis"><text:span text:style-name="T95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6">, </text:span></text:span><text:span text:style-name="Strong_20_Emphasis"><text:span text:style-name="T79">and</text:span></text:span><text:span text:style-name="Strong_20_Emphasis"><text:span text:style-name="T76"><text:line-break/></text:span></text:span><text:span text:style-name="Strong_20_Emphasis"><text:span text:style-name="T77">enter a </text:span></text:span><text:span text:style-name="Strong_20_Emphasis"><text:span text:style-name="T92">password</text:span></text:span><text:span text:style-name="Strong_20_Emphasis"><text:span text:style-name="T77"> twice.</text:span></text:span></text:p>
          </table:table-cell>
        </table:table-row>
      </table:table>
      <text:p text:style-name="P43"><text:span text:style-name="Strong_20_Emphasis"><text:span text:style-name="T73"/></text:span></text:p>
      <text:list xml:id="list85310829166912" text:continue-numbering="true" text:style-name="L1">
        <text:list-item>
          <text:p text:style-name="P104"><text:bookmark-start text:name="__RefNumPara__12966_2272496019"/><text:span text:style-name="Strong_20_Emphasis"><text:span text:style-name="T94">Finish installation</text:span></text:span><text:bookmark-end text:name="__RefNumPara__12966_2272496019"/></text:p>
        </text:list-item>
      </text:list>
      <text:p text:style-name="P44"><text:span text:style-name="Strong_20_Emphasis"><text:span text:style-name="T3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70"><draw:control text:anchor-type="as-char" draw:z-index="4" draw:name="Vorm22" draw:style-name="gr1" draw:text-style-name="P10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30">Log in as </text:span></text:span><text:span text:style-name="Definition"><text:span text:style-name="T11">USER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8"><draw:control text:anchor-type="as-char" draw:z-index="16" draw:name="Vorm4_ 2" draw:style-name="gr1" draw:text-style-name="P105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39">Follow the instructions on the </text:span></text:span><text:span text:style-name="Strong_20_Emphasis"><text:span text:style-name="T140">welcome screens</text:span></text:span><text:span text:style-name="Strong_20_Emphasis"><text:span text:style-name="T139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46"><draw:control text:anchor-type="as-char" draw:z-index="24" draw:name="Vorm13_ 5" draw:style-name="gr1" draw:text-style-name="P105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46">Add any additional </text:span></text:span><text:span text:style-name="Strong_20_Emphasis"><text:span text:style-name="T156">user</text:span></text:span><text:span text:style-name="Strong_20_Emphasis"><text:span text:style-name="T146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1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5">Type</text:span></text:span><text:span text:style-name="Strong_20_Emphasis"><text:span text:style-name="T146"> </text:span></text:span><text:span text:style-name="Strong_20_Emphasis"><text:span text:style-name="T152">use</text:span></text:span><text:span text:style-name="Strong_20_Emphasis"><text:span text:style-name="T153">r</text:span></text:span><text:span text:style-name="Strong_20_Emphasis"><text:span text:style-name="T146"> </text:span></text:span><text:span text:style-name="Strong_20_Emphasis"><text:span text:style-name="T36">(p</text:span></text:span><text:span text:style-name="Strong_20_Emphasis"><text:span text:style-name="T37">ress the</text:span></text:span><text:span text:style-name="Strong_20_Emphasis"><text:span text:style-name="T38"> </text:span></text:span><text:span text:style-name="Strong_20_Emphasis"><text:span text:style-name="T144">Super</text:span></text:span><text:span text:style-name="Strong_20_Emphasis"><text:span text:style-name="T37"> key</text:span></text:span><text:span text:style-name="Strong_20_Emphasis"><text:span text:style-name="T104"><text:note text:id="ftn8" text:note-class="footnote"><text:note-citation>1</text:note-citation><text:note-body><text:p text:style-name="P38"><text:span text:style-name="T208">The </text:span><text:span text:style-name="T211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6"> </text:span></text:span><text:span text:style-name="Strong_20_Emphasis"><text:span text:style-name="T150">if needed)</text:span></text:span><text:span text:style-name="Strong_20_Emphasis"><text:span text:style-name="T146"> and click behind </text:span></text:span><text:span text:style-name="Strong_20_Emphasis"><text:span text:style-name="T153">Settings</text:span></text:span><text:span text:style-name="Strong_20_Emphasis"><text:span text:style-name="T146"> on </text:span></text:span><text:span text:style-name="Strong_20_Emphasis"><text:span text:style-name="T153">Users</text:span></text:span><text:span text:style-name="Strong_20_Emphasis"><text:span text:style-name="T146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1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46">Click </text:span></text:span><text:span text:style-name="Strong_20_Emphasis"><text:span text:style-name="T153">Unlock</text:span></text:span><text:span text:style-name="Strong_20_Emphasis"><text:span text:style-name="T146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1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46">Click </text:span></text:span><text:span text:style-name="Strong_20_Emphasis"><text:span text:style-name="T153">Add</text:span></text:span><text:span text:style-name="Strong_20_Emphasis"><text:span text:style-name="T146"> </text:span></text:span><text:span text:style-name="Strong_20_Emphasis"><text:span text:style-name="T153">User</text:span></text:span><text:span text:style-name="Strong_20_Emphasis"><text:span text:style-name="T146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1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46">Choose </text:span></text:span><text:span text:style-name="Strong_20_Emphasis"><text:span text:style-name="T153">Account Type</text:span></text:span><text:span text:style-name="Strong_20_Emphasis"><text:span text:style-name="T146">, </text:span></text:span><text:span text:style-name="Strong_20_Emphasis"><text:span text:style-name="T153">Standard</text:span></text:span><text:span text:style-name="Strong_20_Emphasis"><text:span text:style-name="T146"> or </text:span></text:span><text:span text:style-name="Strong_20_Emphasis"><text:span text:style-name="T153">Admin</text:span></text:span><text:span text:style-name="Strong_20_Emphasis"><text:span text:style-name="T146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1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47">Enter</text:span></text:span><text:span text:style-name="Strong_20_Emphasis"><text:span text:style-name="T146"> </text:span></text:span><text:span text:style-name="Strong_20_Emphasis"><text:span text:style-name="T154">Name</text:span></text:span><text:span text:style-name="Strong_20_Emphasis"><text:span text:style-name="T148"> </text:span></text:span><text:span text:style-name="Strong_20_Emphasis"><text:span text:style-name="T157">user</text:span></text:span><text:span text:style-name="Strong_20_Emphasis"><text:span text:style-name="T148"> </text:span></text:span><text:span text:style-name="Strong_20_Emphasis"><text:span text:style-name="T147">and</text:span></text:span><text:span text:style-name="Strong_20_Emphasis"><text:span text:style-name="T148"> </text:span></text:span><text:span text:style-name="Strong_20_Emphasis"><text:span text:style-name="T154">Username</text:span></text:span><text:span text:style-name="Strong_20_Emphasis"><text:span text:style-name="T148"> </text:span></text:span><text:span text:style-name="Strong_20_Emphasis"><text:span text:style-name="T158">username</text:span></text:span><text:span text:style-name="Strong_20_Emphasis"><text:span text:style-name="T148">, </text:span></text:span><text:span text:style-name="Strong_20_Emphasis"><text:span text:style-name="T149">and click </text:span></text:span><text:span text:style-name="Strong_20_Emphasis"><text:span text:style-name="T155">Add</text:span></text:span><text:span text:style-name="Strong_20_Emphasis"><text:span text:style-name="T146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1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46">Close the </text:span></text:span><text:span text:style-name="Strong_20_Emphasis"><text:span text:style-name="T153">Users</text:span></text:span><text:span text:style-name="Strong_20_Emphasis"><text:span text:style-name="T146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70"><draw:control text:anchor-type="as-char" draw:z-index="7" draw:name="Vorm4_1" draw:style-name="gr1" draw:text-style-name="P105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72"><text:span text:style-name="Strong_20_Emphasis"><text:span text:style-name="T41">Install </text:span></text:span><text:span text:style-name="Strong_20_Emphasis"><text:span text:style-name="T69">Debian-</text:span></text:span><text:span text:style-name="Strong_20_Emphasis"><text:span text:style-name="T43">pa</text:span></text:span><text:span text:style-name="Strong_20_Emphasis"><text:span text:style-name="T57">ckage</text:span></text:span><text:span text:style-name="Strong_20_Emphasis"><text:span text:style-name="T43"> kz</text:span></text:span><text:span text:style-name="Strong_20_Emphasis"><text:span text:style-name="T43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4" office:value-type="string">
            <text:p text:style-name="P92"><text:span text:style-name="Strong_20_Emphasis"><text:span text:style-name="T65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49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59">and click the </text:span></text:span><text:span text:style-name="Strong_20_Emphasis"><text:span text:style-name="T82">Terminal</text:span></text:span><text:span text:style-name="Strong_20_Emphasis"><text:span text:style-name="T59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41"/></text:span></text:p>
          </table:table-cell>
          <table:table-cell table:style-name="_33_._5f_Installatie_5f_afronden.C15" office:value-type="string">
            <text:p text:style-name="P76"><text:span text:style-name="T14">Type these t</text:span><text:span text:style-name="T15">hree</text:span><text:span text:style-name="T14"> commands, each followed by the</text:span><text:span text:style-name="Strong_20_Emphasis"><text:span text:style-name="T49"> </text:span></text:span><text:span text:style-name="Strong_20_Emphasis"><text:span text:style-name="T145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77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7" office:value-type="string">
            <text:p text:style-name="P77"><text:span text:style-name="User_20_Entry"><text:span text:style-name="T122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8" office:value-type="string">
            <text:p text:style-name="P77"><text:span text:style-name="User_20_Entry"><text:span text:style-name="T122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9" office:value-type="string">
            <text:p text:style-name="P65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0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70"><draw:control text:anchor-type="as-char" draw:z-index="5" draw:name="Vorm33" draw:style-name="gr1" draw:text-style-name="P105" svg:width="0.35cm" svg:height="0.35cm" draw:control="control6"/></text:span></text:span></text:p>
          </table:table-cell>
          <table:table-cell table:style-name="_33_._5f_Installatie_5f_afronden.C21" office:value-type="string">
            <text:p text:style-name="P72"><text:span text:style-name="Strong_20_Emphasis"><text:span text:style-name="T5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2" office:value-type="string">
            <text:p text:style-name="P99"><text:span text:style-name="Strong_20_Emphasis"><text:span text:style-name="T66">T</text:span></text:span><text:span text:style-name="Strong_20_Emphasis"><text:span text:style-name="T53">ype </text:span></text:span><text:span text:style-name="Strong_20_Emphasis"><text:span text:style-name="T86">menu</text:span></text:span><text:span text:style-name="Strong_20_Emphasis"><text:span text:style-name="T53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53">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41"/></text:span></text:p>
          </table:table-cell>
          <table:table-cell table:style-name="_33_._5f_Installatie_5f_afronden.C23" office:value-type="string">
            <text:p text:style-name="P74"><text:span text:style-name="Strong_20_Emphasis"><text:span text:style-name="T52">Se</text:span></text:span><text:span text:style-name="Strong_20_Emphasis"><text:span text:style-name="T61">lect</text:span></text:span><text:span text:style-name="Strong_20_Emphasis"><text:span text:style-name="T52"> </text:span></text:span><text:span text:style-name="Strong_20_Emphasis"><text:span text:style-name="T93">3</text:span></text:span><text:span text:style-name="Strong_20_Emphasis"><text:span text:style-name="T129"> <text:s/></text:span></text:span><text:span text:style-name="Strong_20_Emphasis"><text:span text:style-name="T130">Finish installatio</text:span></text:span><text:span text:style-name="Strong_20_Emphasis"><text:span text:style-name="T131">n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4" office:value-type="string">
            <text:p text:style-name="P67"><text:span text:style-name="Strong_20_Emphasis"><text:span text:style-name="T50">Follow the instructions on the screen.</text:span></text:span></text:p>
          </table:table-cell>
        </table:table-row>
      </table:table>
      <text:p text:style-name="P44"><text:span text:style-name="Strong_20_Emphasis"><text:span text:style-name="T30"><text:tab/></text:span></text:span></text:p>
      <text:p text:style-name="P45"><text:span text:style-name="Strong_20_Emphasis"><text:span text:style-name="T50"/></text:span></text:p>
      <text:list xml:id="list85310964341392" text:continue-numbering="true" text:style-name="L1">
        <text:list-item>
          <text:p text:style-name="P103"><text:span text:style-name="Strong_20_Emphasis"><text:span text:style-name="T16">P</text:span></text:span><text:span text:style-name="Strong_20_Emphasis"><text:span text:style-name="T261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70"><draw:control text:anchor-type="as-char" draw:z-index="9" draw:name="Vorm36_0" draw:style-name="gr1" draw:text-style-name="P105" svg:width="0.35cm" svg:height="0.35cm" draw:control="control10"/></text:span></text:span></text:p>
          </table:table-cell>
          <table:table-cell table:style-name="Tabel2.A1" office:value-type="string">
            <text:p text:style-name="P85"><text:span text:style-name="Strong_20_Emphasis"><text:span text:style-name="T70"><draw:control text:anchor-type="as-char" draw:z-index="11" draw:name="Vorm36_ 1" draw:style-name="gr1" draw:text-style-name="P105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2">Log in as</text:span></text:span><text:span text:style-name="Strong_20_Emphasis"><text:span text:style-name="T30"> </text:span></text:span><text:span text:style-name="Definition"><text:span text:style-name="T11">USER</text:span></text:span><text:span text:style-name="Strong_20_Emphasis"><text:span text:style-name="T42"><text:note text:id="ftn10" text:note-class="footnote"><text:note-citation>1</text:note-citation><text:note-body><text:p text:style-name="P48"><text:span text:style-name="User_20_Entry"><text:span text:style-name="T134">Login any additional </text:span></text:span><text:span text:style-name="Definition"><text:span text:style-name="T257">USER</text:span></text:span><text:span text:style-name="User_20_Entry"><text:span text:style-name="T135">s </text:span></text:span><text:span text:style-name="User_20_Entry"><text:span text:style-name="T134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8"><draw:control text:anchor-type="as-char" draw:z-index="17" draw:name="Vorm4_ 3" draw:style-name="gr1" draw:text-style-name="P105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39">Follow the instructions on the </text:span></text:span><text:span text:style-name="Strong_20_Emphasis"><text:span text:style-name="T140">welcome screens</text:span></text:span><text:span text:style-name="Strong_20_Emphasis"><text:span text:style-name="T139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0"><draw:control text:anchor-type="as-char" draw:z-index="10" draw:name="Vorm36_2" draw:style-name="gr1" draw:text-style-name="P105" svg:width="0.35cm" svg:height="0.35cm" draw:control="control11"/></text:span></text:span></text:p>
          </table:table-cell>
          <table:table-cell table:style-name="Tabel2.A1" office:value-type="string">
            <text:p text:style-name="P86"><text:span text:style-name="Strong_20_Emphasis"><text:span text:style-name="T70"><draw:control text:anchor-type="as-char" draw:z-index="12" draw:name="Vorm36_ 2" draw:style-name="gr1" draw:text-style-name="P105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4">Set up the</text:span></text:span><text:span text:style-name="Strong_20_Emphasis"><text:span text:style-name="T55"> </text:span></text:span><text:span text:style-name="Strong_20_Emphasis"><text:span text:style-name="T64">user</text:span></text:span><text:span text:style-name="Definition"><text:span text:style-name="T278">:</text:span>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6" office:value-type="string">
            <text:p text:style-name="P42"><text:span text:style-name="Strong_20_Emphasis"><text:span text:style-name="T65">T</text:span></text:span><text:span text:style-name="Strong_20_Emphasis"><text:span text:style-name="T54">ype </text:span></text:span><text:span text:style-name="Strong_20_Emphasis"><text:span text:style-name="T87">menu</text:span></text:span><text:span text:style-name="Strong_20_Emphasis"><text:span text:style-name="T54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105"><text:note text:id="ftn11" text:note-class="footnote"><text:note-citation>2</text:note-citation><text:note-body><text:p text:style-name="P38"><text:span text:style-name="T208">The </text:span><text:span text:style-name="T211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54">and click on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2">Select</text:span></text:span><text:span text:style-name="Strong_20_Emphasis"><text:span text:style-name="T52"> </text:span></text:span><text:span text:style-name="Strong_20_Emphasis"><text:span text:style-name="T93">4 <text:s/></text:span></text:span><text:span text:style-name="Strong_20_Emphasis"><text:span text:style-name="T83">Provision user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8"><text:span text:style-name="Strong_20_Emphasis"><text:span text:style-name="T50">Follow the instructions on the screen.</text:span></text:span></text:p>
          </table:table-cell>
        </table:table-row>
      </table:table>
      <text:p text:style-name="P15"/>
      <text:p text:style-name="P16"/>
      <text:p text:style-name="P73"><text:span text:style-name="T164">End of checklist,</text:span><text:span text:style-name="T162"> </text:span><text:span text:style-name="T162"><text:user-field-get text:name="Distro">Debian</text:user-field-get></text:span><text:span text:style-name="T160"><text:s/></text:span><text:span text:style-name="T160"><text:user-field-get text:name="Version">12</text:user-field-get></text:span><text:span text:style-name="Strong_20_Emphasis"><text:span text:style-name="T161"><text:s/></text:span></text:span><text:span text:style-name="Strong_20_Emphasis"><text:span text:style-name="T165">LTS </text:span></text:span><text:span text:style-name="Strong_20_Emphasis"><text:span text:style-name="T163"><text:user-field-get text:name="Edition">Desktop</text:user-field-get></text:span></text:span><text:span text:style-name="Strong_20_Emphasis"><text:span text:style-name="T163"><text:s/></text:span></text:span><text:span text:style-name="Strong_20_Emphasis"><text:span text:style-name="T164">installation is complete.</text:span></text:span></text:p>
      <text:p text:style-name="P51"/>
      <text:p text:style-name="P60"><text:span text:style-name="Emphasis"><text:span text:style-name="T266">Written</text:span></text:span><text:span text:style-name="Emphasis"><text:span text:style-name="T264"> </text:span></text:span><text:span text:style-name="Emphasis"><text:span text:style-name="T266">by</text:span></text:span><text:span text:style-name="Emphasis"><text:span text:style-name="T26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5">Karel Zimmer</text:span></text:span></text:a><text:span text:style-name="Emphasis"><text:span text:style-name="T264">, </text:span></text:span><text:a xlink:type="simple" xlink:href="https://creativecommons.org/publicdomain/zero/1.0" text:style-name="Internet_20_link" text:visited-style-name="Visited_20_Internet_20_Link"><text:span text:style-name="Emphasis"><text:span text:style-name="T267">CC0 1.0 Universal</text:span></text:span></text:a><text:span text:style-name="Emphasis"><text:span text:style-name="T264">, </text:span></text:span><text:span text:style-name="Strong_20_Emphasis"><text:span text:style-name="T50"><text:user-field-get text:name="Releaseyear">2023</text:user-field-get></text:span></text:span><text:span text:style-name="Strong_20_Emphasis"><text:span text:style-name="T50">-</text:span></text:span><text:span text:style-name="Strong_20_Emphasis"><text:span text:style-name="T50"><text:date style:data-style-name="N10111" text:date-value="2024-03-01T08:53:09.583804900">2024</text:date></text:span></text:span><text:span text:style-name="Emphasis"><text:span text:style-name="T26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3-01T08:53:09.324800949">01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01T08:53:09.183518880</dc:date>
    <meta:keyword>Installatie</meta:keyword>
    <meta:keyword>Checklist</meta:keyword>
    <meta:keyword>Linux</meta:keyword>
    <meta:editing-cycles>6930</meta:editing-cycles>
    <meta:editing-duration>P12DT5H53M19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100" meta:word-count="646" meta:character-count="3997" meta:non-whitespace-character-count="3391"/>
    <meta:user-defined meta:name="Info 1"/>
    <meta:user-defined meta:name="Info 2"/>
    <meta:user-defined meta:name="Info 3"/>
    <meta:user-defined meta:name="Info 4"/>
  </office:meta>
</office:document-meta>
</file>